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officeooo:rsid="0017ba17" officeooo:paragraph-rsid="0017ba17"/>
    </style:style>
    <style:style style:name="P2" style:family="paragraph" style:parent-style-name="Standard">
      <style:paragraph-properties fo:line-height="150%" fo:text-align="justify" style:justify-single-word="false"/>
      <style:text-properties style:font-name="Arial" officeooo:rsid="0017ba17" officeooo:paragraph-rsid="001a7d7d"/>
    </style:style>
    <style:style style:name="P3" style:family="paragraph" style:parent-style-name="Standard">
      <style:paragraph-properties fo:line-height="150%" fo:text-align="justify" style:justify-single-word="false"/>
      <style:text-properties style:font-name="Arial" style:text-underline-style="solid" style:text-underline-width="auto" style:text-underline-color="font-color" fo:font-weight="bold" officeooo:rsid="0017ba17" officeooo:paragraph-rsid="0017ba17" style:font-weight-asian="bold" style:font-weight-complex="bold"/>
    </style:style>
    <style:style style:name="P4" style:family="paragraph" style:parent-style-name="Standard">
      <style:paragraph-properties fo:line-height="150%" fo:text-align="justify" style:justify-single-word="false"/>
      <style:text-properties style:font-name="Arial" officeooo:rsid="002162d3" officeooo:paragraph-rsid="002162d3"/>
    </style:style>
    <style:style style:name="P5" style:family="paragraph" style:parent-style-name="Standard">
      <style:paragraph-properties fo:line-height="150%" fo:text-align="justify" style:justify-single-word="false"/>
      <style:text-properties officeooo:paragraph-rsid="001a7d7d"/>
    </style:style>
    <style:style style:name="P6" style:family="paragraph" style:parent-style-name="Standard">
      <style:paragraph-properties fo:line-height="150%" fo:text-align="justify" style:justify-single-word="false"/>
      <style:text-properties officeooo:paragraph-rsid="001f4487"/>
    </style:style>
    <style:style style:name="P7" style:family="paragraph" style:parent-style-name="Standard">
      <style:paragraph-properties fo:line-height="150%" fo:text-align="justify" style:justify-single-word="false"/>
      <style:text-properties officeooo:paragraph-rsid="002415a6"/>
    </style:style>
    <style:style style:name="T1" style:family="text">
      <style:text-properties style:font-name="Arial" officeooo:rsid="001a7d7d"/>
    </style:style>
    <style:style style:name="T2" style:family="text">
      <style:text-properties style:font-name="Arial" officeooo:rsid="001c0ca5"/>
    </style:style>
    <style:style style:name="T3" style:family="text">
      <style:text-properties style:font-name="Arial" officeooo:rsid="001d8d15"/>
    </style:style>
    <style:style style:name="T4" style:family="text">
      <style:text-properties style:font-name="Arial" officeooo:rsid="001f4487"/>
    </style:style>
    <style:style style:name="T5" style:family="text">
      <style:text-properties style:font-name="Arial" officeooo:rsid="0020ab89"/>
    </style:style>
    <style:style style:name="T6" style:family="text">
      <style:text-properties style:font-name="Arial" officeooo:rsid="00241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bleme und ihr Lösungen</text:p>
      <text:p text:style-name="P1"/>
      <text:p text:style-name="P2">Während der Realisierung des Projekts sind wir auf mehrere Probleme gestoßen. Im Folgenden erläutern wir diese und wie wir sie letztlich gelöst </text:p>
      <text:p text:style-name="P2">haben.</text:p>
      <text:p text:style-name="P5"><text:span text:style-name="T1">Nachdem die Implementierung der Website eigentlich problemlos verlaufen ist, ging es um die Speicherung der Daten der auf der Website erfassten Daten. Zu diesem Zeitpunkt hatten wir noch geplant einen Arduino Uno als „Master“ ins Zentrum der ganzen Schaltung zu setzen. </text:span><text:span text:style-name="T2">Dann hätte der ESP32 die erfassten Nutzerdaten auf die SD-Karte geschrieben und der Uno sie wenn nötig gelesen. Das Problem dabei war, dass dieses SD-Karten Modul keine geteilte Nutzung der Speicherkarte erlaubt. Um das realisieren zu können hätte man irgendwie zwischen den Mikrocontrollern zusätzlich noch kommunizieren müssen, wann wer mit der Karte reden darf und sonst immer die Pins und die Stromzufuhr für den Adapter deaktivieren müssen. Das erschien uns aber dann zu komplex für dieses Projekt. </text:span><text:span text:style-name="T3">Deshalb (und auch noch wegen einem anderen Problem welches im Folgen noch erwähnt wird) haben wir uns dazu entschieden den Arduino Uno komplett rauszunehmen und den ESP32 sozusagen zum Kern des Systems zu machen. </text:span><text:span text:style-name="T4">So muss nur der ESP auf die SD-Karte zugreifen und das Problem war gelöst.</text:span></text:p>
      <text:p text:style-name="P6"><text:span text:style-name="T4">Ein weiteres Problem hing mit der Aufgabenteilung auf die Arduino Nanos zusammen. Wie schon vorher erwähnt mussten wir das Einlesen der Anmeldedaten auf je einen Arduino Nano pro Eingabefeld aufteilen, da die Tastenfelder je sehr viele Pins zum anschließen benötigen. Um diese Daten dann aber nutzbar verarbeiten zu können mussten wir sie auf den Kern-Controller des Systems bringen. Das wollten wir auch über eine I²C Verbindung machen, da wir sowieso schon einiges darüber kommuniziert haben. Zu diesem Zeitpunkt wollten wir auch noch den Arduino Uno als „Master“ benutzen. Uns ist dann aber aufgefallen, dass dieses System generell </text:span><text:span text:style-name="T5">nicht in Kombination mit dem ESP32 umsetzbar ist, da dieser hardwaretechnisch eine Einbindung als „Slave“ im I²C-Protokoll verbietet. Dann hätten wir aber 2 „Master“ gehabt was selten und auch nur schwer funktioniert (es ist wie gesagt nur auf einen ausgelegt). Das war dann der zweite Grund, warum wir uns dazu entschieden haben den Arduino Uno </text:span><text:soft-page-break/><text:span text:style-name="T5">nicht mehr zu verwenden und eigentlich die komplette Logik auf den ESP32 zu packen.</text:span></text:p>
      <text:p text:style-name="P4">Später sind wir dann noch dem Problem begegnet, dass unsere geplanten Servo-Motoren nicht genug Kraft hatten, um die extra für das Projekt 3D-gedruckten Schranken zu bewegen. Deshalb wollten wir probieren auf die in unseren Starter-Kits enthaltenen Stepper-Motoren zu wechseln. Diese hatten aber einen fast runden Anschluss, was sie nicht wirklich nutzbar machte: Wir konnten sie nicht befestigen weil wir auch keinerlei Aufsatz hatten. Also sind wir wieder zurück zu den Servo-Motoren gewechselt: Diesmal 2 pro Schranke um endlich das Gewicht zu schaffen. Das hat zwar dann tatsächlich funktioniert, aber dann ist uns nach einiger Zeit beim Testen einer der Servos kaputt gegangen. Deshalb mussten wir die Befestigung noch einmal komplett neu machen um das Gewicht jetzt doch mit nur einem Servo zu schaffen. Nachdem wir den Winkel angepasst hatten und die Befestigung verstärkt war hat es dann doch mit nur einem Servo funktioniert. Das haben wir dann auch auf beide Seiten übertragen damit es symmetrisch war, obwohl wir eigentlich noch 3 Servos zur Verfügung hatten.</text:p>
      <text:p text:style-name="P4">Im weiteren Verlauf hatten wir dann noch Probleme mit einzelnen Anschlüssen, die aber einfach an einer leicht falschen Verkabelung aufgrund von falschen Beschriftungen am ESP32 lag: Die Beschriftungen der digitalen Pins war an einer Stelle um 1 verschoben. Das herauszufinden hat uns gute 4 Stunden gedauert da wir uns nicht erklären konnten was nicht funktioniert (weil wir ja auch eigentlich alles richtig gemacht hatten), aber war dann letztlich leicht zu beheben nachdem wir wussten was das Problem war.</text:p>
      <text:p text:style-name="P7"><text:span text:style-name="T6">Zwischenzeitlich kam auch die Frage auf, wie wir denn die Daten auf der SD-Karte bearbeiten wollen, wenn zum Beispiel der Status einer Person (ob sie im Gebäude ist oder nicht) aktualisiert werden soll, da man eigentlich nur lesen und schreiben kann und nicht direkt Zeichen ersetzen / bearbeiten kann. Unsere Lösung war dann bei jeder Aktualisierung die Datei neu zu schreiben. Dafür „wechseln“ wir sozusagen immer zwischen 2 verschiedenen Dateien hin und her: Wenn nur Datei 1 existiert schreiben wir alles daraus neu in Datei 2 und Ändern das was wir nunmal ändern wollen dabei. Anschließend wird die alte Datei </text:span><text:soft-page-break/><text:span text:style-name="T6">gelöscht, sodass man beim nächsten Bearbeitungsprozess weiß, dass man (in dem Fall) aus Datei 2 Datei 1 machen so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16:46:31.930000000</meta:creation-date>
    <meta:generator>LibreOffice/6.1.2.1$Windows_x86 LibreOffice_project/65905a128db06ba48db947242809d14d3f9a93fe</meta:generator>
    <dc:date>2021-03-16T17:26:56.250000000</dc:date>
    <meta:editing-duration>PT2H2M50S</meta:editing-duration>
    <meta:editing-cycles>8</meta:editing-cycles>
    <meta:document-statistic meta:table-count="0" meta:image-count="0" meta:object-count="0" meta:page-count="3" meta:paragraph-count="8" meta:word-count="725" meta:character-count="4608" meta:non-whitespace-character-count="3894"/>
  </office:meta>
</office:document-meta>
</file>